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ourier New" svg:font-family="'Courier New'"/>
    <style:font-face style:name="webkit-standard" svg:font-family="webkit-standard"/>
    <style:font-face style:name=".SFNSText" svg:font-family=".SFNSText" style:font-family-generic="roman" style:font-pitch="variable"/>
    <style:font-face style:name="Arial" svg:font-family="Arial" style:font-family-generic="roman" style:font-pitch="variable"/>
    <style:font-face style:name="HelveticaNeue" svg:font-family="HelveticaNeue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2">
      <style:paragraph-properties fo:margin-top="0.25in" fo:margin-bottom="0.0835in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Arial1" fo:font-size="16pt" fo:letter-spacing="normal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top="0.25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6pt" fo:letter-spacing="normal" fo:font-style="normal" style:text-underline-style="none" fo:font-weight="normal" style:text-blinking="false" fo:background-color="transparent"/>
    </style:style>
    <style:style style:name="P3" style:family="paragraph" style:parent-style-name="Heading_20_3">
      <style:paragraph-properties fo:margin-top="0.222in" fo:margin-bottom="0.0555in" loext:contextual-spacing="false" fo:line-height="138%" style:writing-mode="lr-tb"/>
      <style:text-properties fo:font-variant="normal" fo:text-transform="none" fo:color="#434343" style:text-line-through-style="none" style:text-line-through-type="none" style:font-name="Arial1" fo:font-size="14pt" fo:letter-spacing="normal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5pt" fo:letter-spacing="normal" fo:font-style="italic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letter-spacing="normal" fo:font-style="normal" style:text-underline-style="none" fo:font-weight="normal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letter-spacing="normal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letter-spacing="normal" fo:font-style="normal" style:text-underline-style="none" fo:font-weight="normal" officeooo:rsid="005b9ad2" officeooo:paragraph-rsid="005b9ad2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webkit-standard" fo:letter-spacing="normal" fo:font-style="normal" fo:font-weight="bold" officeooo:paragraph-rsid="002400a5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webkit-standard" fo:letter-spacing="normal" fo:font-style="normal" fo:font-weight="bold" officeooo:paragraph-rsid="00256796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webkit-standard" fo:letter-spacing="normal" fo:font-style="normal" fo:font-weight="bold" officeooo:rsid="002400a5" officeooo:paragraph-rsid="002400a5"/>
    </style:style>
    <style:style style:name="P11" style:family="paragraph" style:parent-style-name="Standard">
      <style:text-properties officeooo:rsid="002400a5" officeooo:paragraph-rsid="002400a5"/>
    </style:style>
    <style:style style:name="P12" style:family="paragraph" style:parent-style-name="Standard">
      <style:text-properties officeooo:rsid="0045357b" officeooo:paragraph-rsid="0045357b"/>
    </style:style>
    <style:style style:name="P13" style:family="paragraph" style:parent-style-name="Standard">
      <style:text-properties officeooo:rsid="0046b0e8" officeooo:paragraph-rsid="0046b0e8"/>
    </style:style>
    <style:style style:name="P14" style:family="paragraph" style:parent-style-name="Standard">
      <style:text-properties fo:font-weight="normal" officeooo:rsid="00215652" officeooo:paragraph-rsid="0022ca21" style:font-weight-asian="normal" style:font-weight-complex="normal"/>
    </style:style>
    <style:style style:name="P15" style:family="paragraph" style:parent-style-name="Standard">
      <style:text-properties fo:font-weight="normal" officeooo:rsid="004293a2" officeooo:paragraph-rsid="00419547" style:font-weight-asian="normal" style:font-weight-complex="normal"/>
    </style:style>
    <style:style style:name="P16" style:family="paragraph" style:parent-style-name="Standard">
      <style:text-properties officeooo:rsid="0049d72d" officeooo:paragraph-rsid="0049d72d"/>
    </style:style>
    <style:style style:name="P17" style:family="paragraph" style:parent-style-name="Standard">
      <style:text-properties officeooo:rsid="004e4425" officeooo:paragraph-rsid="004e4425"/>
    </style:style>
    <style:style style:name="P18" style:family="paragraph" style:parent-style-name="Standard">
      <style:text-properties officeooo:rsid="0048ea64" officeooo:paragraph-rsid="00689eb6"/>
    </style:style>
    <style:style style:name="P19" style:family="paragraph" style:parent-style-name="Standard">
      <style:text-properties officeooo:rsid="004f90c1" officeooo:paragraph-rsid="004f90c1"/>
    </style:style>
    <style:style style:name="P20" style:family="paragraph" style:parent-style-name="Standard">
      <style:text-properties officeooo:rsid="00419547" officeooo:paragraph-rsid="00419547"/>
    </style:style>
    <style:style style:name="P21" style:family="paragraph" style:parent-style-name="Standard">
      <style:text-properties officeooo:rsid="005028f4" officeooo:paragraph-rsid="0065b0ab"/>
    </style:style>
    <style:style style:name="P22" style:family="paragraph" style:parent-style-name="Standard">
      <style:text-properties officeooo:rsid="00215652" officeooo:paragraph-rsid="006099c7"/>
    </style:style>
    <style:style style:name="P23" style:family="paragraph" style:parent-style-name="Heading_20_3">
      <style:text-properties officeooo:rsid="00419547" officeooo:paragraph-rsid="00419547"/>
    </style:style>
    <style:style style:name="P24" style:family="paragraph" style:parent-style-name="Heading_20_3">
      <style:text-properties officeooo:rsid="0045357b" officeooo:paragraph-rsid="0045357b"/>
    </style:style>
    <style:style style:name="P25" style:family="paragraph" style:parent-style-name="Heading_20_3">
      <style:text-properties officeooo:rsid="006af45f" officeooo:paragraph-rsid="006af45f"/>
    </style:style>
    <style:style style:name="P26" style:family="paragraph" style:parent-style-name="Text_20_body">
      <style:text-properties officeooo:paragraph-rsid="000bc9c9"/>
    </style:style>
    <style:style style:name="P27" style:family="paragraph" style:parent-style-name="Text_20_body">
      <style:text-properties officeooo:rsid="00215652" officeooo:paragraph-rsid="00215652"/>
    </style:style>
    <style:style style:name="P28" style:family="paragraph" style:parent-style-name="Text_20_body">
      <style:text-properties officeooo:rsid="00386e5a" officeooo:paragraph-rsid="00386e5a"/>
    </style:style>
    <style:style style:name="P29" style:family="paragraph" style:parent-style-name="Text_20_body">
      <style:text-properties officeooo:paragraph-rsid="00411ae0"/>
    </style:style>
    <style:style style:name="P30" style:family="paragraph" style:parent-style-name="Text_20_body">
      <style:text-properties officeooo:paragraph-rsid="000bc9c9"/>
    </style:style>
    <style:style style:name="P3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letter-spacing="normal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letter-spacing="normal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letter-spacing="normal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letter-spacing="normal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letter-spacing="normal" fo:font-style="normal" style:text-underline-style="none" fo:font-weight="normal" officeooo:rsid="00622a83" officeooo:paragraph-rsid="00622a83" style:text-blinking="false" fo:background-color="transparent"/>
    </style:style>
    <style:style style:name="P36" style:family="paragraph" style:parent-style-name="Standard">
      <style:text-properties fo:font-weight="normal" officeooo:rsid="0064d17f" officeooo:paragraph-rsid="0065b0ab" style:font-weight-asian="normal" style:font-weight-complex="normal"/>
    </style:style>
    <style:style style:name="P37" style:family="paragraph" style:parent-style-name="Standard">
      <style:text-properties officeooo:rsid="00689eb6" officeooo:paragraph-rsid="00689eb6"/>
    </style:style>
    <style:style style:name="P38" style:family="paragraph" style:parent-style-name="Heading_20_1" style:master-page-name="Standard">
      <style:paragraph-properties style:page-number="1"/>
      <style:text-properties fo:font-variant="normal" fo:text-transform="none" fo:color="#000000" style:text-line-through-style="none" style:text-line-through-type="none" style:font-name="Arial1" fo:font-size="20pt" fo:letter-spacing="normal" fo:font-style="normal" style:text-underline-style="none" fo:font-weight="normal" style:text-blinking="false" fo:background-color="transparent"/>
    </style:style>
    <style:style style:name="P39" style:family="paragraph" style:parent-style-name="Heading_20_2">
      <style:paragraph-properties fo:margin-top="0.25in" fo:margin-bottom="0.0835in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Arial1" fo:font-size="16pt" fo:letter-spacing="normal" fo:font-style="normal" style:text-underline-style="none" fo:font-weight="normal" officeooo:rsid="006e19bf" officeooo:paragraph-rsid="006e19bf" style:text-blinking="false" fo:background-color="transparent"/>
    </style:style>
    <style:style style:name="P40" style:family="paragraph" style:parent-style-name="Heading_20_2">
      <style:paragraph-properties fo:break-before="page"/>
    </style:style>
    <style:style style:name="T1" style:family="text">
      <style:text-properties style:text-line-through-style="none" style:text-line-through-type="none" style:font-name="Arial1" fo:font-size="11pt" style:text-underline-style="none" fo:font-weight="normal" style:text-blinking="false" fo:background-color="transparent" loext:char-shading-value="0"/>
    </style:style>
    <style:style style:name="T2" style:family="text">
      <style:text-properties style:text-line-through-style="none" style:text-line-through-type="none" style:font-name="Arial1" fo:font-size="11pt" style:text-underline-style="none" fo:font-weight="normal" officeooo:rsid="000837e0" style:text-blinking="false" fo:background-color="transparent" loext:char-shading-value="0"/>
    </style:style>
    <style:style style:name="T3" style:family="text">
      <style:text-properties style:text-line-through-style="none" style:text-line-through-type="none" style:font-name="Arial1" fo:font-size="11pt" style:text-underline-style="none" fo:font-weight="normal" officeooo:rsid="000ad6fa" style:text-blinking="false" fo:background-color="transparent" loext:char-shading-value="0"/>
    </style:style>
    <style:style style:name="T4" style:family="text">
      <style:text-properties style:text-line-through-style="none" style:text-line-through-type="none" style:font-name="Arial1" fo:font-size="11pt" style:text-underline-style="none" fo:font-weight="normal" officeooo:rsid="002400a5" style:text-blinking="false" fo:background-color="transparent" loext:char-shading-value="0"/>
    </style:style>
    <style:style style:name="T5" style:family="text">
      <style:text-properties style:text-line-through-style="none" style:text-line-through-type="none" style:font-name="Arial1" fo:font-size="11pt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style:text-line-through-style="none" style:text-line-through-type="none" style:font-name="Arial1" fo:font-size="11pt" style:text-underline-style="none" fo:font-weight="normal" officeooo:rsid="00256796" style:text-blinking="false" fo:background-color="transparent" loext:char-shading-value="0" style:font-weight-asian="normal" style:font-weight-complex="normal"/>
    </style:style>
    <style:style style:name="T7" style:family="text">
      <style:text-properties style:text-line-through-style="none" style:text-line-through-type="none" style:font-name="Arial1" fo:font-size="11pt" style:text-underline-style="none" fo:font-weight="normal" officeooo:rsid="00552d81" style:text-blinking="false" fo:background-color="transparent" loext:char-shading-value="0" style:font-weight-asian="normal" style:font-weight-complex="normal"/>
    </style:style>
    <style:style style:name="T8" style:family="text">
      <style:text-properties style:text-line-through-style="none" style:text-line-through-type="none" style:font-name="Arial1" fo:font-size="11pt" style:text-underline-style="none" fo:font-weight="normal" officeooo:rsid="006099c7" style:text-blinking="false" fo:background-color="transparent" loext:char-shading-value="0" style:font-weight-asian="normal" style:font-weight-complex="normal"/>
    </style:style>
    <style:style style:name="T9" style:family="text">
      <style:text-properties style:text-line-through-style="none" style:text-line-through-type="none" style:font-name="Arial1" fo:font-size="11pt" style:text-underline-style="none" fo:font-weight="normal" officeooo:rsid="00256796" style:text-blinking="false" fo:background-color="transparent" loext:char-shading-value="0"/>
    </style:style>
    <style:style style:name="T10" style:family="text">
      <style:text-properties style:text-line-through-style="none" style:text-line-through-type="none" style:font-name="Arial1" fo:font-size="11pt" style:text-underline-style="none" fo:font-weight="normal" officeooo:rsid="00552d81" style:text-blinking="false" fo:background-color="transparent" loext:char-shading-value="0"/>
    </style:style>
    <style:style style:name="T11" style:family="text">
      <style:text-properties style:text-line-through-style="none" style:text-line-through-type="none" style:font-name="Arial1" fo:font-size="11pt" style:text-underline-style="none" fo:font-weight="normal" officeooo:rsid="006099c7" style:text-blinking="false" fo:background-color="transparent" loext:char-shading-value="0"/>
    </style:style>
    <style:style style:name="T12" style:family="text">
      <style:text-properties style:text-line-through-style="none" style:text-line-through-type="none" style:font-name="Arial1" fo:font-size="11pt" style:text-underline-style="none" style:text-blinking="false" fo:background-color="transparent" loext:char-shading-value="0" style:font-weight-asian="bold" style:font-weight-complex="bold"/>
    </style:style>
    <style:style style:name="T13" style:family="text">
      <style:text-properties style:text-line-through-style="none" style:text-line-through-type="none" style:font-name="Arial1" fo:font-size="11pt" style:text-underline-style="none" officeooo:rsid="002400a5" style:text-blinking="false" fo:background-color="transparent" loext:char-shading-value="0" style:font-weight-asian="bold" style:font-weight-complex="bold"/>
    </style:style>
    <style:style style:name="T14" style:family="text">
      <style:text-properties style:text-line-through-style="none" style:text-line-through-type="none" style:font-name="Arial1" fo:font-size="11pt" style:text-underline-style="none" officeooo:rsid="000ad6fa" style:text-blinking="false" fo:background-color="transparent" loext:char-shading-value="0" style:font-weight-asian="bold" style:font-weight-complex="bold"/>
    </style:style>
    <style:style style:name="T15" style:family="text">
      <style:text-properties style:text-line-through-style="none" style:text-line-through-type="none" style:font-name="Arial1" fo:font-size="11pt" style:text-underline-style="none" officeooo:rsid="00256796" style:text-blinking="false" fo:background-color="transparent" loext:char-shading-value="0" style:font-weight-asian="bold" style:font-weight-complex="bold"/>
    </style:style>
    <style:style style:name="T16" style:family="text">
      <style:text-properties officeooo:rsid="001c6919"/>
    </style:style>
    <style:style style:name="T17" style:family="text">
      <style:text-properties officeooo:rsid="001d5f09"/>
    </style:style>
    <style:style style:name="T18" style:family="text">
      <style:text-properties officeooo:rsid="001def2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6099c7" style:font-weight-asian="bold" style:font-weight-complex="bold"/>
    </style:style>
    <style:style style:name="T21" style:family="text">
      <style:text-properties fo:font-weight="bold" officeooo:rsid="0066cdf9" style:font-weight-asian="bold" style:font-weight-complex="bold"/>
    </style:style>
    <style:style style:name="T22" style:family="text">
      <style:text-properties fo:font-weight="bold" officeooo:rsid="00678929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028f4" style:font-weight-asian="normal" style:font-weight-complex="normal"/>
    </style:style>
    <style:style style:name="T25" style:family="text">
      <style:text-properties fo:font-weight="normal" officeooo:rsid="006099c7" style:font-weight-asian="normal" style:font-weight-complex="normal"/>
    </style:style>
    <style:style style:name="T26" style:family="text">
      <style:text-properties fo:font-weight="normal" officeooo:rsid="0064d17f" style:font-weight-asian="normal" style:font-weight-complex="normal"/>
    </style:style>
    <style:style style:name="T27" style:family="text">
      <style:text-properties officeooo:rsid="002eaa06"/>
    </style:style>
    <style:style style:name="T28" style:family="text">
      <style:text-properties officeooo:rsid="00303446"/>
    </style:style>
    <style:style style:name="T29" style:family="text">
      <style:text-properties officeooo:rsid="00411ae0"/>
    </style:style>
    <style:style style:name="T30" style:family="text">
      <style:text-properties officeooo:rsid="005028f4"/>
    </style:style>
    <style:style style:name="T31" style:family="text">
      <style:text-properties officeooo:rsid="005a34f6"/>
    </style:style>
    <style:style style:name="T32" style:family="text">
      <style:text-properties style:font-weight-asian="normal" style:font-weight-complex="normal"/>
    </style:style>
    <style:style style:name="T33" style:family="text">
      <style:text-properties officeooo:rsid="005f3653"/>
    </style:style>
    <style:style style:name="T34" style:family="text">
      <style:text-properties officeooo:rsid="006099c7"/>
    </style:style>
    <style:style style:name="T35" style:family="text">
      <style:text-properties officeooo:rsid="0062def3"/>
    </style:style>
    <style:style style:name="T36" style:family="text">
      <style:text-properties officeooo:rsid="00678929"/>
    </style:style>
    <style:style style:name="T37" style:family="text">
      <style:text-properties officeooo:rsid="00689eb6"/>
    </style:style>
    <style:style style:name="T38" style:family="text">
      <style:text-properties officeooo:rsid="006a655d"/>
    </style:style>
    <style:style style:name="T39" style:family="text">
      <style:text-properties officeooo:rsid="006ae30e"/>
    </style:style>
    <style:style style:name="T40" style:family="text">
      <style:text-properties officeooo:rsid="006c121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bookmark text:name="docs-internal-guid-f1d80461-7fff-0e2c-1225-120d87ee7775"/>MopedRebel</text:p>
      <text:p text:style-name="P4">Game Design Document</text:p>
      <text:p text:style-name="P28"/>
      <text:p text:style-name="P39">Lede</text:p>
      <text:p text:style-name="Text_20_body"/>
      <text:p text:style-name="P26">A rebel in the land of conformist moped users, moped rebel (MR) is a too-cool-for-school punk that doesn't abide by the rules and is always out looking for ways to undermine the “Man”, man… </text:p>
      <text:p text:style-name="P26">Sadly, MR has to balance this hobby with their very mundane delivery service job, working moped deliveries for CargoRiders™ . Armed with nothing but a moped and a bad attitude, MR are out for blood on the bloodless streets of Nothingtown, TheCountry. Their goal? To somehow make enough of a living with enough street cred in this dingy town to leave the deadbeat job of delivery moped for a lucrative career of their own choice.</text:p>
      <text:p text:style-name="P26"/>
      <text:p text:style-name="P40">Gameplay</text:p>
      <text:p text:style-name="Text_20_body">You move along a fixed number of tracks</text:p>
      <text:p text:style-name="Text_20_body">Some tracks are non regulation some are ok, moving along some gives you points</text:p>
      <text:p text:style-name="Text_20_body">Pedestrians on track need to be avoided, but picked as diss targets</text:p>
      <text:p text:style-name="Text_20_body">Takes time to diss</text:p>
      <text:p text:style-name="Text_20_body">Limited time to diss before delivery screwed up</text:p>
      <text:p text:style-name="Text_20_body">If you dont diss enough, moped rebel gets depressed and cant keep working</text:p>
      <text:p text:style-name="Text_20_body">If MR has the cash at end of diss round they can get/repair moped stickers</text:p>
      <text:p text:style-name="Text_20_body">there are several tracks</text:p>
      <text:p text:style-name="Text_20_body">non regulation and ok ones</text:p>
      <text:p text:style-name="Text_20_body">on a track can be obstacles or citizens</text:p>
      <text:p text:style-name="Text_20_body">mr moves at constnat pace</text:p>
      <text:p text:style-name="Text_20_body">before obstacle track flashes red</text:p>
      <text:p text:style-name="Text_20_body">before citizen indicator in track lane flashes</text:p>
      <text:p text:style-name="Text_20_body">mr navigates between tracks to prevent collisions</text:p>
      <text:p text:style-name="Text_20_body">hitting something lowers delivery reward as oyu lose delivery items</text:p>
      <text:p text:style-name="Text_20_body">dissing needs to recharge, takes longer if not successfull</text:p>
      <text:p text:style-name="Text_20_body">player must know when to risk dissing and when to hold back and pass citizens by to avoid obstacles</text:p>
      <text:p text:style-name="Text_20_body">street cred increases at pace on non-regualtion roads</text:p>
      <text:p text:style-name="Text_20_body">also jumps when citizen dissed</text:p>
      <text:p text:style-name="Text_20_body">moped nobody -&gt; moped kid -&gt; moped punk -&gt; moped bro -&gt; moped dude -&gt; moped rebel</text:p>
      <text:p text:style-name="Text_20_body">high street cred and cash are needed to buy/repair moped stick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ourier New" svg:font-family="'Courier New'"/>
    <style:font-face style:name="webkit-standard" svg:font-family="webkit-standard"/>
    <style:font-face style:name=".SFNSText" svg:font-family=".SFNSText" style:font-family-generic="roman" style:font-pitch="variable"/>
    <style:font-face style:name="Arial" svg:font-family="Arial" style:font-family-generic="roman" style:font-pitch="variable"/>
    <style:font-face style:name="HelveticaNeue" svg:font-family="HelveticaNeue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dc:date>2019-08-16T09:15:28.194309439</dc:date>
    <meta:editing-duration>P31DT5H49M51S</meta:editing-duration>
    <meta:editing-cycles>87</meta:editing-cycles>
    <meta:document-statistic meta:table-count="0" meta:image-count="0" meta:object-count="0" meta:page-count="3" meta:paragraph-count="27" meta:word-count="309" meta:character-count="1751" meta:non-whitespace-character-count="1468"/>
  </office:meta>
</office:document-meta>
</file>